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This doc has only two shee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his is “sheet2”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This doc has only two shee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his is “sheet3”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6">12/06/2007</text:date>, <text:time>13:4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38$Build-9241</meta:generator>
    <meta:creation-date>2007-12-06T13:41:08</meta:creation-date>
    <dc:date>2007-12-06T13:42:43</dc:date>
    <meta:editing-cycles>1</meta:editing-cycles>
    <meta:editing-duration>PT1M35S</meta:editing-duration>
    <meta:user-defined meta:name="Info 1"/>
    <meta:user-defined meta:name="Info 2"/>
    <meta:user-defined meta:name="Info 3"/>
    <meta:user-defined meta:name="Info 4"/>
    <meta:document-statistic meta:table-count="2" meta:cell-count="4"/>
  </office:meta>
</office:document-meta>
</file>